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6.01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7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2"/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cidence Rat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^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#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*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table:number-columns-repeated="6"/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table:number-columns-repeated="6"/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table:number-columns-repeated="6"/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e</text:p>
          </table:table-cell>
          <table:table-cell table:number-columns-repeated="6"/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table:number-columns-repeated="6"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table:number-columns-repeated="6"/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+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6"/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table:number-columns-repeated="6"/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64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09:03:01</meta:creation-date>
    <dc:date>2018-09-02T05:23:56</dc:date>
    <meta:generator>LibreOffice/5.1.6.2$Linux_X86_64 LibreOffice_project/10m0$Build-2</meta:generator>
    <meta:document-statistic meta:table-count="1" meta:cell-count="20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